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Standard">
      <style:text-properties fo:font-weight="bold" style:font-weight-asian="bold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"><text:a xlink:type="simple" xlink:href="#__RefHeading__8017_2036474823" text:style-name="Internet_20_link" text:visited-style-name="Internet_20_link">1.1. </text:a>Aufgabe: UML-BEOBACHTER-MUSTER.msi (umbrello)<text:tab/>1</text:p>
          <text:p text:style-name="P1"><text:a xlink:type="simple" xlink:href="#__RefHeading__8019_2036474823" text:style-name="Internet_20_link" text:visited-style-name="Internet_20_link">1.2. </text:a>Aufgabe: BEOBACHTER-MUSTER-FUSSBALL (cpp)<text:tab/>1</text:p>
          <text:p text:style-name="P1"><text:a xlink:type="simple" xlink:href="#__RefHeading__8021_2036474823" text:style-name="Internet_20_link" text:visited-style-name="Internet_20_link">1.3. </text:a>Aufgabe: UML-BEOBACHTER-MUSTER-FUSSBALL <text:s/>(umbrello)<text:tab/>1</text:p>
          <text:p text:style-name="P1"><text:a xlink:type="simple" xlink:href="#__RefHeading__8033_2036474823" text:style-name="Internet_20_link" text:visited-style-name="Internet_20_link">1.4. </text:a>ABGABE: Name-BEOBACHTER-MUSTER-FUSSBALL.zip<text:tab/>1</text:p>
        </text:index-body>
      </text:table-of-content>
      <text:p text:style-name="P6"/>
      <text:h text:style-name="Heading_20_2" text:outline-level="2"><text:bookmark-start text:name="__RefHeading__8017_2036474823"/>Aufgabe: UML-BEOBACHTER-MUSTER.msi (umbrello)<text:bookmark-end text:name="__RefHeading__8017_2036474823"/></text:h>
      <text:p text:style-name="Text_20_body">Gegeben: <text:s text:c="2"/>[1] http://de.wikipedia.org/wiki/Beobachter_(Entwurfsmuster)</text:p>
      <text:p text:style-name="Text_20_body">Im Programm umbrello (ein UML Editor):</text:p>
      <text:list xml:id="list9016685778942990187" text:style-name="L4">
        <text:list-item>
          <text:p text:style-name="P5">Erstellen Sie ein Klassendiagramm namens UML-BEOBACHTER-MUSTER, </text:p>
          <text:p text:style-name="P5">das das Klassendiagramm von [1] enthält und</text:p>
        </text:list-item>
        <text:list-item>
          <text:p text:style-name="P5">eine Notiz mit einer kurzen Zusammenfassung zum Thema Beobachter-Muster enthält</text:p>
        </text:list-item>
        <text:list-item>
          <text:p text:style-name="P5">Speichern Sie das Projekt unter dem Namen UML-BEOBACHTER-MUSTER.msi</text:p>
        </text:list-item>
      </text:list>
      <text:p text:style-name="Text_20_body"/>
      <text:h text:style-name="Heading_20_2" text:outline-level="2"><text:bookmark-start text:name="__RefHeading__8019_2036474823"/>Aufgabe: BEOBACHTER-MUSTER-FUSSBALL (cpp)<text:bookmark-end text:name="__RefHeading__8019_2036474823"/></text:h>
      <text:p text:style-name="Text_20_body">Gegeben: <text:s/>[2] SENG/designpattern/02-ueben/</text:p>
      <text:list xml:id="list4731186928157411910" text:style-name="L1">
        <text:list-item>
          <text:p text:style-name="P2">Erstellen Sie das Projekt BEOBACHTER-MUSTER-FUSSBALL</text:p>
        </text:list-item>
        <text:list-item>
          <text:p text:style-name="P2">importieren Sie die Dateien aus <text:s/>[2] uBeobachter-Muster-Fussball.zip</text:p>
        </text:list-item>
        <text:list-item>
          <text:p text:style-name="P2">Erstellen Sie die fehlenden Dateien:</text:p>
          <text:list>
            <text:list-item>
              <text:p text:style-name="P2">fanclub.cpp und</text:p>
            </text:list-item>
            <text:list-item>
              <text:p text:style-name="P2">presseagentur.h</text:p>
            </text:list-item>
          </text:list>
        </text:list-item>
        <text:list-item>
          <text:p text:style-name="P2">bringen Sie das Projekt zum Laufen</text:p>
          <text:p text:style-name="P2"/>
        </text:list-item>
      </text:list>
      <text:h text:style-name="Heading_20_2" text:outline-level="2"><text:bookmark-start text:name="__RefHeading__8021_2036474823"/>Aufgabe: UML-BEOBACHTER-MUSTER-FUSSBALL <text:s/>(umbrello)<text:bookmark-end text:name="__RefHeading__8021_2036474823"/></text:h>
      <text:list xml:id="list4702990853297372678" text:style-name="L2">
        <text:list-item>
          <text:p text:style-name="P3">Starten Sie wieder umbrello und öffnen Sie das obige Projekt:</text:p>
          <text:p text:style-name="P3">UML-BEOBACHTER-MUSTER</text:p>
        </text:list-item>
        <text:list-item>
          <text:p text:style-name="P3">versuchen Sie einen IMPORT ihrer C++-Quelldateien und </text:p>
        </text:list-item>
        <text:list-item>
          <text:p text:style-name="P3">erstellen Sie das Klassendiagramm namens </text:p>
          <text:p text:style-name="P3">UML-BEOBACHTER-MUSTER-FUSSBALL, das die zuvor importierten Klassen enthält.</text:p>
        </text:list-item>
      </text:list>
      <text:h text:style-name="Heading_20_2" text:outline-level="2"><text:bookmark-start text:name="__RefHeading__8033_2036474823"/>ABGABE: Name-BEOBACHTER-MUSTER-FUSSBALL.zip<text:bookmark-end text:name="__RefHeading__8033_2036474823"/></text:h>
      <text:p text:style-name="Text_20_body"><text:tab/>1. umbrello-Datei: UML-BEOBACHTER-MUSTER.msi mit </text:p>
      <text:p text:style-name="Text_20_body"><text:tab/><text:tab/>Klassendiagramm: UML-BEOBACHTER_MUSTER</text:p>
      <text:p text:style-name="Text_20_body"><text:tab/><text:tab/>Klassendiagramm: UML-BEOBACHTER_MUSTER-FUSSBALL</text:p>
      <text:list xml:id="list2459875495463165328" text:style-name="L3">
        <text:list-item>
          <text:list>
            <text:list-item>
              <text:list>
                <text:list-item>
                  <text:p text:style-name="P4">UML-BEOBACHTER_MUSTER-FUSSBALL.zip</text:p>
                  <text:list>
                    <text:list-item>
                      <text:p text:style-name="P4">Cpp-Programme inkl. Header-Dateien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35cm solid #993366" style:shadow="none">
        <style:background-image/>
      </style:paragraph-properties>
      <style:text-properties style:font-name="Courier New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AB-CPP-PATTERN-beobachter-fussball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13-02-08T22:35:52</meta:creation-date>
    <meta:editing-cycles>8</meta:editing-cycles>
    <meta:editing-duration>PT14H42M26S</meta:editing-duration>
    <dc:date>2013-11-11T21:19:14</dc:date>
    <dc:creator>Anton Hofmann</dc:creator>
    <meta:printed-by>Anton Hofmann</meta:printed-by>
    <meta:print-date>2013-11-11T20:58:52</meta:print-date>
    <meta:document-statistic meta:table-count="0" meta:image-count="0" meta:object-count="0" meta:page-count="1" meta:paragraph-count="34" meta:word-count="165" meta:character-count="161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home/informatik/.config/libreoffice/3/user/template/arbeitsunterlage.ott" meta:date="2013-04-04T17:42:35"/>
  </office:meta>
</office:document-meta>
</file>